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1bbcb" officeooo:paragraph-rsid="0001bbc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01bbcb" officeooo:paragraph-rsid="0001bbcb" style:font-size-asian="14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01bbcb" officeooo:paragraph-rsid="0001bbcb" style:font-size-asian="18pt" style:font-weight-asian="bold" style:font-size-complex="18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cherches</text:p>
      <text:p text:style-name="P1"/>
      <text:p text:style-name="P2">Robi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livier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lia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0.4$Windows_X86_64 LibreOffice_project/057fc023c990d676a43019934386b85b21a9ee99</meta:generator>
    <dc:date>2020-12-01T12:07:10.376000000</dc:date>
    <meta:editing-duration>PT1M16S</meta:editing-duration>
    <meta:editing-cycles>1</meta:editing-cycles>
    <meta:document-statistic meta:table-count="0" meta:image-count="0" meta:object-count="0" meta:page-count="3" meta:paragraph-count="4" meta:word-count="4" meta:character-count="27" meta:non-whitespace-character-count="27"/>
  </office:meta>
</office:document-meta>
</file>